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9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35"/>
          <table:table-cell table:style-name="Default"/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8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8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5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ll_of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9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7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ele_protec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3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big_spell_cri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mana_and_health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ig_flame_of_lif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low_of_mana</text:p>
          </table:table-cell>
          <table:table-cell/>
          <table:table-cell office:value-type="string" calcext:value-type="string">
            <text:p>big_wand</text:p>
          </table:table-cell>
          <table:table-cell/>
          <table:table-cell office:value-type="string" calcext:value-type="string">
            <text:p>big_aspect_of_natur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aspect_of_thunder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7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wand_damag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K</text:p>
          </table:table-cell>
          <table:table-cell table:number-columns-repeated="22"/>
          <table:table-cell office:value-type="string" calcext:value-type="string">
            <text:p>dex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lord_of_arc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START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big_divine_ligh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ealth_mana_cost</text:p>
          </table:table-cell>
          <table:table-cell table:number-columns-repeated="7"/>
          <table:table-cell office:value-type="string" calcext:value-type="string">
            <text:p>flat_mana_reg_melee_dmg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cost_r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r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red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STAR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STAR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big_tenacious_combata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armor_and_ms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big_dex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talent_start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big_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41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ron_skin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1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big_warrior_heart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STAR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STAR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ighte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33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45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str</text:p>
          </table:table-cell>
          <table:table-cell table:number-columns-repeated="57"/>
          <table:table-cell office:value-type="string" calcext:value-type="string">
            <text:p>dex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7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str</text:p>
          </table:table-cell>
          <table:table-cell table:number-columns-repeated="69"/>
          <table:table-cell office:value-type="string" calcext:value-type="string">
            <text:p>dex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6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3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69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9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7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5"/>
          <table:table-cell office:value-type="string" calcext:value-type="string">
            <text:p>str</text:p>
          </table:table-cell>
          <table:table-cell table:number-columns-repeated="81"/>
          <table:table-cell office:value-type="string" calcext:value-type="string">
            <text:p>dex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8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O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0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O</text:p>
          </table:table-cell>
          <table:table-cell table:number-columns-repeated="8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18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6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18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6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18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18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 table:number-rows-repeated="1048070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21:17:56.7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1-28T21:50:35.644000000</dc:date>
    <meta:editing-cycles>152</meta:editing-cycles>
    <meta:editing-duration>PT9H1M24S</meta:editing-duration>
    <meta:document-statistic meta:table-count="1" meta:cell-count="2153" meta:object-count="0"/>
  </office:meta>
</office:document-meta>
</file>